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 style:list-style-name="L1">
      <style:text-properties style:font-name="Ubuntu"/>
    </style:style>
    <style:style style:name="P3" style:family="paragraph" style:parent-style-name="Standard" style:list-style-name="L1">
      <style:text-properties style:font-name="Ubuntu" officeooo:paragraph-rsid="0013ac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HTML AND CSS</text:p>
      <text:p text:style-name="P1"/>
      <text:list xml:id="list1726363957" text:style-name="L1">
        <text:list-item>
          <text:p text:style-name="P2">Talk about HTML</text:p>
          <text:p text:style-name="P2"/>
        </text:list-item>
        <text:list-item>
          <text:p text:style-name="P2">Introduction TO Tags</text:p>
          <text:list>
            <text:list-item>
              <text:p text:style-name="P3">Explain the Attributes</text:p>
            </text:list-item>
          </text:list>
        </text:list-item>
        <text:list-item>
          <text:p text:style-name="P3">Explain the css’s cascading behaviour</text:p>
        </text:list-item>
        <text:list-item>
          <text:p text:style-name="P3">Explain the class</text:p>
          <text:list>
            <text:list-item>
              <text:p text:style-name="P3">explain that class accept multiple attributes</text:p>
            </text:list-item>
          </text:list>
        </text:list-item>
        <text:list-item>
          <text:p text:style-name="P3">explain css</text:p>
          <text:list>
            <text:list-item>
              <text:p text:style-name="P3">selectors https://www.w3schools.com/cssref/css_selectors.asp</text:p>
            </text:list-item>
            <text:list-item>
              <text:p text:style-name="P3"/>
            </text:list-item>
          </text:list>
        </text:list-item>
        <text:list-item>
          <text:p text:style-name="P3">explain a and its href</text:p>
        </text:list-item>
        <text:list-item>
          <text:p text:style-name="P3">starts with the div</text:p>
        </text:list-item>
        <text:list-item>
          <text:p text:style-name="P3">Sematic Tags</text:p>
          <text:p text:style-name="P2"/>
          <text:p text:style-name="P2"/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30T10:24:27.590149007</meta:creation-date>
    <meta:generator>LibreOffice/7.1.2.2$Linux_X86_64 LibreOffice_project/10$Build-2</meta:generator>
    <dc:date>2021-06-30T11:20:45.210932902</dc:date>
    <meta:editing-duration>PT20M33S</meta:editing-duration>
    <meta:editing-cycles>3</meta:editing-cycles>
    <meta:document-statistic meta:table-count="0" meta:image-count="0" meta:object-count="0" meta:page-count="1" meta:paragraph-count="17" meta:word-count="59" meta:character-count="324" meta:non-whitespace-character-count="293"/>
  </office:meta>
</office:document-meta>
</file>